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acceleration" table:style-name="ta1">
        <table:shapes>
          <draw:frame draw:z-index="0" draw:style-name="gr1" draw:text-style-name="P1" svg:width="563.13pt" svg:height="317pt" svg:x="106.13pt" svg:y="57.2pt">
            <draw:object draw:notify-on-update-of-ranges="iacceleration.K11:iacceleration.K19 iacceleration.L11:iacceleration.L19 iacceleration.K11:iacceleration.K19 iacceleration.M11:iacceleration.M19 iacceleration.K11:iacceleration.K19 iacceleration.N11:iacceleration.N19 iacceleration.K11:iacceleration.K19 iacceleration.O11:iacceleration.O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966037735849057" calcext:value-type="float">
            <text:p>0.966037735849057</text:p>
          </table:table-cell>
          <table:table-cell office:value-type="float" office:value="0.808846761453398" calcext:value-type="float">
            <text:p>0.808846761453398</text:p>
          </table:table-cell>
          <table:table-cell office:value-type="float" office:value="0.723604339015407" calcext:value-type="float">
            <text:p>0.723604339015407</text:p>
          </table:table-cell>
          <table:table-cell office:value-type="float" office:value="0.129634907117289" calcext:value-type="float">
            <text:p>0.129634907117289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980091883614089" calcext:value-type="float">
            <text:p>0.980091883614089</text:p>
          </table:table-cell>
          <table:table-cell office:value-type="float" office:value="0.84136722173532" calcext:value-type="float">
            <text:p>0.84136722173532</text:p>
          </table:table-cell>
          <table:table-cell office:value-type="float" office:value="0.87903677681152" calcext:value-type="float">
            <text:p>0.87903677681152</text:p>
          </table:table-cell>
          <table:table-cell office:value-type="float" office:value="0.400252656988145" calcext:value-type="float">
            <text:p>0.400252656988145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1.00822833633325" calcext:value-type="float">
            <text:p>1.00822833633325</text:p>
          </table:table-cell>
          <table:table-cell office:value-type="float" office:value="0.909006607163555" calcext:value-type="float">
            <text:p>0.909006607163555</text:p>
          </table:table-cell>
          <table:table-cell office:value-type="float" office:value="0.9177120637984" calcext:value-type="float">
            <text:p>0.9177120637984</text:p>
          </table:table-cell>
          <table:table-cell office:value-type="float" office:value="0.684919544327643" calcext:value-type="float">
            <text:p>0.684919544327643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1.0159120828802" calcext:value-type="float">
            <text:p>1.0159120828802</text:p>
          </table:table-cell>
          <table:table-cell office:value-type="float" office:value="0.909738595592004" calcext:value-type="float">
            <text:p>0.909738595592004</text:p>
          </table:table-cell>
          <table:table-cell office:value-type="float" office:value="0.917251227004599" calcext:value-type="float">
            <text:p>0.917251227004599</text:p>
          </table:table-cell>
          <table:table-cell office:value-type="float" office:value="0.831993535824539" calcext:value-type="float">
            <text:p>0.831993535824539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1.01962395972465" calcext:value-type="float">
            <text:p>1.01962395972465</text:p>
          </table:table-cell>
          <table:table-cell office:value-type="float" office:value="0.856610157787521" calcext:value-type="float">
            <text:p>0.856610157787521</text:p>
          </table:table-cell>
          <table:table-cell office:value-type="float" office:value="0.882590751877127" calcext:value-type="float">
            <text:p>0.882590751877127</text:p>
          </table:table-cell>
          <table:table-cell office:value-type="float" office:value="0.741323368385852" calcext:value-type="float">
            <text:p>0.741323368385852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1.02172645617359" calcext:value-type="float">
            <text:p>1.02172645617359</text:p>
          </table:table-cell>
          <table:table-cell office:value-type="float" office:value="0.868581031371728" calcext:value-type="float">
            <text:p>0.868581031371728</text:p>
          </table:table-cell>
          <table:table-cell office:value-type="float" office:value="0.939125268893159" calcext:value-type="float">
            <text:p>0.939125268893159</text:p>
          </table:table-cell>
          <table:table-cell office:value-type="float" office:value="0.769509132482472" calcext:value-type="float">
            <text:p>0.769509132482472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1.02054320031785" calcext:value-type="float">
            <text:p>1.02054320031785</text:p>
          </table:table-cell>
          <table:table-cell office:value-type="float" office:value="0.925135294878189" calcext:value-type="float">
            <text:p>0.925135294878189</text:p>
          </table:table-cell>
          <table:table-cell office:value-type="float" office:value="0.928293459397718" calcext:value-type="float">
            <text:p>0.928293459397718</text:p>
          </table:table-cell>
          <table:table-cell office:value-type="float" office:value="0.781267440371534" calcext:value-type="float">
            <text:p>0.781267440371534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1.00545805308344" calcext:value-type="float">
            <text:p>1.00545805308344</text:p>
          </table:table-cell>
          <table:table-cell office:value-type="float" office:value="0.953877846790888" calcext:value-type="float">
            <text:p>0.953877846790888</text:p>
          </table:table-cell>
          <table:table-cell office:value-type="float" office:value="0.916813745242011" calcext:value-type="float">
            <text:p>0.916813745242011</text:p>
          </table:table-cell>
          <table:table-cell office:value-type="float" office:value="0.740832818821709" calcext:value-type="float">
            <text:p>0.740832818821709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1.00860743764026" calcext:value-type="float">
            <text:p>1.00860743764026</text:p>
          </table:table-cell>
          <table:table-cell office:value-type="float" office:value="1.01361200405647" calcext:value-type="float">
            <text:p>1.01361200405647</text:p>
          </table:table-cell>
          <table:table-cell office:value-type="float" office:value="0.615472353346043" calcext:value-type="float">
            <text:p>0.615472353346043</text:p>
          </table:table-cell>
          <table:table-cell office:value-type="float" office:value="0.129634907117289" calcext:value-type="float">
            <text:p>0.129634907117289</text:p>
          </table:table-cell>
        </table:table-row>
      </table:table>
      <table:table table:name="nacceleration" table:style-name="ta1">
        <table:shapes>
          <draw:frame draw:z-index="0" draw:style-name="gr1" draw:text-style-name="P1" svg:width="580.51pt" svg:height="326.78pt" svg:x="106.13pt" svg:y="57.2pt">
            <draw:object draw:notify-on-update-of-ranges="nacceleration.K11:nacceleration.K19 nacceleration.L11:nacceleration.L19 nacceleration.K11:nacceleration.K19 nacceleration.M11:nacceleration.M19 nacceleration.K11:nacceleration.K19 nacceleration.N11:nacceleration.N19 nacceleration.K11:nacceleration.K19 nacceleration.O11:nacceleration.O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1.04444444444444" calcext:value-type="float">
            <text:p>1.04444444444444</text:p>
          </table:table-cell>
          <table:table-cell office:value-type="float" office:value="0.97241379310345" calcext:value-type="float">
            <text:p>0.97241379310345</text:p>
          </table:table-cell>
          <table:table-cell office:value-type="float" office:value="0.939647632137948" calcext:value-type="float">
            <text:p>0.939647632137948</text:p>
          </table:table-cell>
          <table:table-cell office:value-type="float" office:value="0.18049372185471" calcext:value-type="float">
            <text:p>0.18049372185471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1.35147507629705" calcext:value-type="float">
            <text:p>1.35147507629705</text:p>
          </table:table-cell>
          <table:table-cell office:value-type="float" office:value="1.15521739130435" calcext:value-type="float">
            <text:p>1.15521739130435</text:p>
          </table:table-cell>
          <table:table-cell office:value-type="float" office:value="1.26575919350347" calcext:value-type="float">
            <text:p>1.26575919350347</text:p>
          </table:table-cell>
          <table:table-cell office:value-type="float" office:value="0.636476549757833" calcext:value-type="float">
            <text:p>0.636476549757833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1.00603002707359" calcext:value-type="float">
            <text:p>1.00603002707359</text:p>
          </table:table-cell>
          <table:table-cell office:value-type="float" office:value="0.817254823552935" calcext:value-type="float">
            <text:p>0.817254823552935</text:p>
          </table:table-cell>
          <table:table-cell office:value-type="float" office:value="1.00611839554241" calcext:value-type="float">
            <text:p>1.00611839554241</text:p>
          </table:table-cell>
          <table:table-cell office:value-type="float" office:value="0.79571688792486" calcext:value-type="float">
            <text:p>0.79571688792486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1.20040820829656" calcext:value-type="float">
            <text:p>1.20040820829656</text:p>
          </table:table-cell>
          <table:table-cell office:value-type="float" office:value="1.00013788031988" calcext:value-type="float">
            <text:p>1.00013788031988</text:p>
          </table:table-cell>
          <table:table-cell office:value-type="float" office:value="1.18231385782665" calcext:value-type="float">
            <text:p>1.18231385782665</text:p>
          </table:table-cell>
          <table:table-cell office:value-type="float" office:value="0.918651837256035" calcext:value-type="float">
            <text:p>0.918651837256035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1.02874142799516" calcext:value-type="float">
            <text:p>1.02874142799516</text:p>
          </table:table-cell>
          <table:table-cell office:value-type="float" office:value="0.815818937939861" calcext:value-type="float">
            <text:p>0.815818937939861</text:p>
          </table:table-cell>
          <table:table-cell office:value-type="float" office:value="0.951975536946606" calcext:value-type="float">
            <text:p>0.951975536946606</text:p>
          </table:table-cell>
          <table:table-cell office:value-type="float" office:value="0.903571034987394" calcext:value-type="float">
            <text:p>0.903571034987394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0.994102092950299" calcext:value-type="float">
            <text:p>0.994102092950299</text:p>
          </table:table-cell>
          <table:table-cell office:value-type="float" office:value="0.876201837616629" calcext:value-type="float">
            <text:p>0.876201837616629</text:p>
          </table:table-cell>
          <table:table-cell office:value-type="float" office:value="0.974878788595708" calcext:value-type="float">
            <text:p>0.974878788595708</text:p>
          </table:table-cell>
          <table:table-cell office:value-type="float" office:value="0.953950017536925" calcext:value-type="float">
            <text:p>0.953950017536925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1.00839175100053" calcext:value-type="float">
            <text:p>1.00839175100053</text:p>
          </table:table-cell>
          <table:table-cell office:value-type="float" office:value="0.821554961121818" calcext:value-type="float">
            <text:p>0.821554961121818</text:p>
          </table:table-cell>
          <table:table-cell office:value-type="float" office:value="0.968251137126074" calcext:value-type="float">
            <text:p>0.968251137126074</text:p>
          </table:table-cell>
          <table:table-cell office:value-type="float" office:value="0.951187972297313" calcext:value-type="float">
            <text:p>0.951187972297313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0.946304163126589" calcext:value-type="float">
            <text:p>0.946304163126589</text:p>
          </table:table-cell>
          <table:table-cell office:value-type="float" office:value="0.776242567531803" calcext:value-type="float">
            <text:p>0.776242567531803</text:p>
          </table:table-cell>
          <table:table-cell office:value-type="float" office:value="0.985625336414566" calcext:value-type="float">
            <text:p>0.985625336414566</text:p>
          </table:table-cell>
          <table:table-cell office:value-type="float" office:value="0.935491183541875" calcext:value-type="float">
            <text:p>0.935491183541875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0.982286863734944" calcext:value-type="float">
            <text:p>0.982286863734944</text:p>
          </table:table-cell>
          <table:table-cell table:number-columns-repeated="2" office:value-type="float" office:value="0.980957223424175" calcext:value-type="float">
            <text:p>0.980957223424175</text:p>
          </table:table-cell>
          <table:table-cell office:value-type="float" office:value="0.18049372185471" calcext:value-type="float">
            <text:p>0.18049372185471</text:p>
          </table:table-cell>
        </table:table-row>
      </table:table>
      <table:table table:name="pacceleration" table:style-name="ta1">
        <table:shapes>
          <draw:frame draw:z-index="0" draw:style-name="gr1" draw:text-style-name="P1" svg:width="557.29pt" svg:height="313.71pt" svg:x="106.13pt" svg:y="57.2pt">
            <draw:object draw:notify-on-update-of-ranges="pacceleration.K11:pacceleration.K19 pacceleration.L11:pacceleration.L19 pacceleration.K11:pacceleration.K19 pacceleration.M11:pacceleration.M19 pacceleration.K11:pacceleration.K19 pacceleration.N11:pacceleration.N19 pacceleration.K11:pacceleration.K19 pacceleration.O11:pacceleration.O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1.00310559006211" calcext:value-type="float">
            <text:p>1.00310559006211</text:p>
          </table:table-cell>
          <table:table-cell office:value-type="float" office:value="0.840052015604681" calcext:value-type="float">
            <text:p>0.840052015604681</text:p>
          </table:table-cell>
          <table:table-cell office:value-type="float" office:value="0.887884255851371" calcext:value-type="float">
            <text:p>0.887884255851371</text:p>
          </table:table-cell>
          <table:table-cell office:value-type="float" office:value="0.224901416046634" calcext:value-type="float">
            <text:p>0.224901416046634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1.04258872651357" calcext:value-type="float">
            <text:p>1.04258872651357</text:p>
          </table:table-cell>
          <table:table-cell office:value-type="float" office:value="0.957805907172996" calcext:value-type="float">
            <text:p>0.957805907172996</text:p>
          </table:table-cell>
          <table:table-cell office:value-type="float" office:value="1.1459910964248" calcext:value-type="float">
            <text:p>1.1459910964248</text:p>
          </table:table-cell>
          <table:table-cell office:value-type="float" office:value="0.516973992177163" calcext:value-type="float">
            <text:p>0.516973992177163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1.05841388629041" calcext:value-type="float">
            <text:p>1.05841388629041</text:p>
          </table:table-cell>
          <table:table-cell office:value-type="float" office:value="0.959031832736862" calcext:value-type="float">
            <text:p>0.959031832736862</text:p>
          </table:table-cell>
          <table:table-cell office:value-type="float" office:value="0.956813047119508" calcext:value-type="float">
            <text:p>0.956813047119508</text:p>
          </table:table-cell>
          <table:table-cell office:value-type="float" office:value="0.686229999612124" calcext:value-type="float">
            <text:p>0.686229999612124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1.23664016272189" calcext:value-type="float">
            <text:p>1.23664016272189</text:p>
          </table:table-cell>
          <table:table-cell office:value-type="float" office:value="1.12493692178301" calcext:value-type="float">
            <text:p>1.12493692178301</text:p>
          </table:table-cell>
          <table:table-cell office:value-type="float" office:value="1.12341899492012" calcext:value-type="float">
            <text:p>1.12341899492012</text:p>
          </table:table-cell>
          <table:table-cell office:value-type="float" office:value="0.865631801346056" calcext:value-type="float">
            <text:p>0.865631801346056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1.36507833533361" calcext:value-type="float">
            <text:p>1.36507833533361</text:p>
          </table:table-cell>
          <table:table-cell office:value-type="float" office:value="1.23261671841134" calcext:value-type="float">
            <text:p>1.23261671841134</text:p>
          </table:table-cell>
          <table:table-cell office:value-type="float" office:value="0.906250134563011" calcext:value-type="float">
            <text:p>0.906250134563011</text:p>
          </table:table-cell>
          <table:table-cell office:value-type="float" office:value="0.753654577402025" calcext:value-type="float">
            <text:p>0.753654577402025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1.21292539360516" calcext:value-type="float">
            <text:p>1.21292539360516</text:p>
          </table:table-cell>
          <table:table-cell office:value-type="float" office:value="0.978414322840135" calcext:value-type="float">
            <text:p>0.978414322840135</text:p>
          </table:table-cell>
          <table:table-cell office:value-type="float" office:value="1.18830417057602" calcext:value-type="float">
            <text:p>1.18830417057602</text:p>
          </table:table-cell>
          <table:table-cell office:value-type="float" office:value="0.700171633619778" calcext:value-type="float">
            <text:p>0.700171633619778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1.12696555372113" calcext:value-type="float">
            <text:p>1.12696555372113</text:p>
          </table:table-cell>
          <table:table-cell office:value-type="float" office:value="1.05780399000993" calcext:value-type="float">
            <text:p>1.05780399000993</text:p>
          </table:table-cell>
          <table:table-cell office:value-type="float" office:value="1.30298307968295" calcext:value-type="float">
            <text:p>1.30298307968295</text:p>
          </table:table-cell>
          <table:table-cell office:value-type="float" office:value="0.54193896408773" calcext:value-type="float">
            <text:p>0.54193896408773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1.01621450985034" calcext:value-type="float">
            <text:p>1.01621450985034</text:p>
          </table:table-cell>
          <table:table-cell office:value-type="float" office:value="0.925303839785045" calcext:value-type="float">
            <text:p>0.925303839785045</text:p>
          </table:table-cell>
          <table:table-cell office:value-type="float" office:value="1.18198404144395" calcext:value-type="float">
            <text:p>1.18198404144395</text:p>
          </table:table-cell>
          <table:table-cell office:value-type="float" office:value="0.915455092964372" calcext:value-type="float">
            <text:p>0.915455092964372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1.0174420265578" calcext:value-type="float">
            <text:p>1.0174420265578</text:p>
          </table:table-cell>
          <table:table-cell office:value-type="float" office:value="1.0228336054417" calcext:value-type="float">
            <text:p>1.0228336054417</text:p>
          </table:table-cell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9:28:13.585498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3:41:03.166654315</meta:creation-date>
    <dc:date>2021-04-12T23:49:12.912003916</dc:date>
    <meta:editing-duration>PT5H17M5S</meta:editing-duration>
    <meta:editing-cycles>6</meta:editing-cycles>
    <meta:generator>LibreOffice/6.1.5.2$Linux_X86_64 LibreOffice_project/10$Build-2</meta:generator>
    <meta:document-statistic meta:table-count="3" meta:cell-count="1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2000" chart:origin="0" chart:interval-major="2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.6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8cm" svg:height="11.529cm" xlink:href=".." xlink:type="simple" chart:class="chart:scatter" chart:style-name="ch1">
        <chart:title svg:x="6.135cm" svg:y="0.366cm" chart:style-name="ch2">
          <text:p>Acceleration metric for the 4 approaches</text:p>
        </chart:title>
        <chart:subtitle svg:x="8.476cm" svg:y="1.375cm" chart:style-name="ch3">
          <text:p>Non-magic squares</text:p>
        </chart:subtitle>
        <chart:legend chart:legend-position="end" svg:x="17.919cm" svg:y="4.718cm" style:legend-expansion="high" chart:style-name="ch4"/>
        <chart:plot-area chart:style-name="ch5" table:cell-range-address="nacceleration.K11:nacceleration.O19" chart:data-source-has-labels="row" svg:x="1.42cm" svg:y="2.288cm" svg:width="16.09cm" svg:height="8.03cm">
          <chartooo:coordinate-region svg:x="2.147cm" svg:y="2.487cm" svg:width="14.898cm" svg:height="7.184cm"/>
          <chart:axis chart:dimension="x" chart:name="primary-x" chart:style-name="ch6">
            <chart:title svg:x="8.548cm" svg:y="10.548cm" chart:style-name="ch7">
              <text:p>Square size</text:p>
            </chart:title>
          </chart:axis>
          <chart:axis chart:dimension="y" chart:name="primary-y" chart:style-name="ch8">
            <chart:title svg:x="0.451cm" svg:y="7.26cm" chart:style-name="ch9">
              <text:p>Acceleration</text:p>
            </chart:title>
            <chart:grid chart:style-name="ch10" chart:class="major"/>
          </chart:axis>
          <chart:series chart:style-name="ch11" chart:values-cell-range-address="nacceleration.L11:nacceleration.L19" loext:label-string="pthread" chart:class="chart:scatter">
            <chart:domain table:cell-range-address="nacceleration.K11:nacceleration.K19"/>
            <chart:data-point chart:repeated="9"/>
          </chart:series>
          <chart:series chart:style-name="ch12" chart:values-cell-range-address="nacceleration.M11:nacceleration.M19" loext:label-string="openmp" chart:class="chart:scatter">
            <chart:data-point chart:repeated="9"/>
          </chart:series>
          <chart:series chart:style-name="ch13" chart:values-cell-range-address="nacceleration.N11:nacceleration.N19" loext:label-string="mpi" chart:class="chart:scatter">
            <chart:data-point chart:repeated="9"/>
          </chart:series>
          <chart:series chart:style-name="ch14" chart:values-cell-range-address="nacceleration.O11:nacceleration.O19" loext:label-string="hybrid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acceleration.K11:nacceleration.K19</svg:desc>
                </draw:g>
              </table:table-cell>
              <table:table-cell office:value-type="float" office:value="1.04444444444444">
                <text:p>1.04444444444444</text:p>
                <draw:g>
                  <svg:desc>nacceleration.L11:nacceleration.L19</svg:desc>
                </draw:g>
              </table:table-cell>
              <table:table-cell office:value-type="float" office:value="0.97241379310345">
                <text:p>0.97241379310345</text:p>
                <draw:g>
                  <svg:desc>nacceleration.M11:nacceleration.M19</svg:desc>
                </draw:g>
              </table:table-cell>
              <table:table-cell office:value-type="float" office:value="0.939647632137948">
                <text:p>0.939647632137948</text:p>
                <draw:g>
                  <svg:desc>nacceleration.N11:nacceleration.N19</svg:desc>
                </draw:g>
              </table:table-cell>
              <table:table-cell office:value-type="float" office:value="0.18049372185471">
                <text:p>0.18049372185471</text:p>
                <draw:g>
                  <svg:desc>nacceleration.O11:nacceleration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.35147507629705">
                <text:p>1.35147507629705</text:p>
              </table:table-cell>
              <table:table-cell office:value-type="float" office:value="1.15521739130435">
                <text:p>1.15521739130435</text:p>
              </table:table-cell>
              <table:table-cell office:value-type="float" office:value="1.26575919350347">
                <text:p>1.26575919350347</text:p>
              </table:table-cell>
              <table:table-cell office:value-type="float" office:value="0.636476549757833">
                <text:p>0.636476549757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.00603002707359">
                <text:p>1.00603002707359</text:p>
              </table:table-cell>
              <table:table-cell office:value-type="float" office:value="0.817254823552935">
                <text:p>0.817254823552935</text:p>
              </table:table-cell>
              <table:table-cell office:value-type="float" office:value="1.00611839554241">
                <text:p>1.00611839554241</text:p>
              </table:table-cell>
              <table:table-cell office:value-type="float" office:value="0.79571688792486">
                <text:p>0.79571688792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.20040820829656">
                <text:p>1.20040820829656</text:p>
              </table:table-cell>
              <table:table-cell office:value-type="float" office:value="1.00013788031988">
                <text:p>1.00013788031988</text:p>
              </table:table-cell>
              <table:table-cell office:value-type="float" office:value="1.18231385782665">
                <text:p>1.18231385782665</text:p>
              </table:table-cell>
              <table:table-cell office:value-type="float" office:value="0.918651837256035">
                <text:p>0.918651837256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02874142799516">
                <text:p>1.02874142799516</text:p>
              </table:table-cell>
              <table:table-cell office:value-type="float" office:value="0.815818937939861">
                <text:p>0.815818937939861</text:p>
              </table:table-cell>
              <table:table-cell office:value-type="float" office:value="0.951975536946606">
                <text:p>0.951975536946606</text:p>
              </table:table-cell>
              <table:table-cell office:value-type="float" office:value="0.903571034987394">
                <text:p>0.903571034987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0.994102092950299">
                <text:p>0.994102092950299</text:p>
              </table:table-cell>
              <table:table-cell office:value-type="float" office:value="0.876201837616629">
                <text:p>0.876201837616629</text:p>
              </table:table-cell>
              <table:table-cell office:value-type="float" office:value="0.974878788595708">
                <text:p>0.974878788595708</text:p>
              </table:table-cell>
              <table:table-cell office:value-type="float" office:value="0.953950017536925">
                <text:p>0.95395001753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1.00839175100053">
                <text:p>1.00839175100053</text:p>
              </table:table-cell>
              <table:table-cell office:value-type="float" office:value="0.821554961121818">
                <text:p>0.821554961121818</text:p>
              </table:table-cell>
              <table:table-cell office:value-type="float" office:value="0.968251137126074">
                <text:p>0.968251137126074</text:p>
              </table:table-cell>
              <table:table-cell office:value-type="float" office:value="0.951187972297313">
                <text:p>0.951187972297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0.946304163126589">
                <text:p>0.946304163126589</text:p>
              </table:table-cell>
              <table:table-cell office:value-type="float" office:value="0.776242567531803">
                <text:p>0.776242567531803</text:p>
              </table:table-cell>
              <table:table-cell office:value-type="float" office:value="0.985625336414566">
                <text:p>0.985625336414566</text:p>
              </table:table-cell>
              <table:table-cell office:value-type="float" office:value="0.935491183541875">
                <text:p>0.93549118354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0.982286863734944">
                <text:p>0.982286863734944</text:p>
              </table:table-cell>
              <table:table-cell office:value-type="float" office:value="0.980957223424175">
                <text:p>0.980957223424175</text:p>
              </table:table-cell>
              <table:table-cell office:value-type="float" office:value="0.980957223424175">
                <text:p>0.980957223424175</text:p>
              </table:table-cell>
              <table:table-cell office:value-type="float" office:value="0.18049372185471">
                <text:p>0.18049372185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7cm" svg:height="11.184cm" xlink:href=".." xlink:type="simple" chart:class="chart:scatter" chart:style-name="ch1">
        <chart:title svg:x="5.828cm" svg:y="0.359cm" chart:style-name="ch2">
          <text:p>Acceleration metric for the 4 approaches</text:p>
        </chart:title>
        <chart:subtitle svg:x="7.733cm" svg:y="1.361cm" chart:style-name="ch3">
          <text:p>Imperfect magic squares</text:p>
        </chart:subtitle>
        <chart:legend chart:legend-position="end" svg:x="17.306cm" svg:y="4.546cm" style:legend-expansion="high" chart:style-name="ch4"/>
        <chart:plot-area chart:style-name="ch5" table:cell-range-address="iacceleration.K11:iacceleration.O19" chart:data-source-has-labels="row" svg:x="1.408cm" svg:y="2.267cm" svg:width="15.501cm" svg:height="7.713cm">
          <chartooo:coordinate-region svg:x="2.135cm" svg:y="2.467cm" svg:width="14.309cm" svg:height="6.866cm"/>
          <chart:axis chart:dimension="x" chart:name="primary-x" chart:style-name="ch6">
            <chart:title svg:x="8.241cm" svg:y="10.203cm" chart:style-name="ch7">
              <text:p>Square size</text:p>
            </chart:title>
          </chart:axis>
          <chart:axis chart:dimension="y" chart:name="primary-y" chart:style-name="ch6">
            <chart:title svg:x="0.451cm" svg:y="7.08cm" chart:style-name="ch8">
              <text:p>Acceleration</text:p>
            </chart:title>
            <chart:grid chart:style-name="ch9" chart:class="major"/>
          </chart:axis>
          <chart:series chart:style-name="ch10" chart:values-cell-range-address="iacceleration.L11:iacceleration.L19" loext:label-string="pthread" chart:class="chart:scatter">
            <chart:domain table:cell-range-address="iacceleration.K11:iacceleration.K19"/>
            <chart:data-point chart:repeated="9"/>
          </chart:series>
          <chart:series chart:style-name="ch11" chart:values-cell-range-address="iacceleration.M11:iacceleration.M19" loext:label-string="openmp" chart:class="chart:scatter">
            <chart:data-point chart:repeated="9"/>
          </chart:series>
          <chart:series chart:style-name="ch12" chart:values-cell-range-address="iacceleration.N11:iacceleration.N19" loext:label-string="mpi" chart:class="chart:scatter">
            <chart:data-point chart:repeated="9"/>
          </chart:series>
          <chart:series chart:style-name="ch13" chart:values-cell-range-address="iacceleration.O11:iacceleration.O19" loext:label-string="hybrid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iacceleration.K11:iacceleration.K19</svg:desc>
                </draw:g>
              </table:table-cell>
              <table:table-cell office:value-type="float" office:value="0.966037735849057">
                <text:p>0.966037735849057</text:p>
                <draw:g>
                  <svg:desc>iacceleration.L11:iacceleration.L19</svg:desc>
                </draw:g>
              </table:table-cell>
              <table:table-cell office:value-type="float" office:value="0.808846761453398">
                <text:p>0.808846761453398</text:p>
                <draw:g>
                  <svg:desc>iacceleration.M11:iacceleration.M19</svg:desc>
                </draw:g>
              </table:table-cell>
              <table:table-cell office:value-type="float" office:value="0.723604339015407">
                <text:p>0.723604339015407</text:p>
                <draw:g>
                  <svg:desc>iacceleration.N11:iacceleration.N19</svg:desc>
                </draw:g>
              </table:table-cell>
              <table:table-cell office:value-type="float" office:value="0.129634907117289">
                <text:p>0.129634907117289</text:p>
                <draw:g>
                  <svg:desc>iacceleration.O11:iacceleration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980091883614089">
                <text:p>0.980091883614089</text:p>
              </table:table-cell>
              <table:table-cell office:value-type="float" office:value="0.84136722173532">
                <text:p>0.84136722173532</text:p>
              </table:table-cell>
              <table:table-cell office:value-type="float" office:value="0.87903677681152">
                <text:p>0.87903677681152</text:p>
              </table:table-cell>
              <table:table-cell office:value-type="float" office:value="0.400252656988145">
                <text:p>0.400252656988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.00822833633325">
                <text:p>1.00822833633325</text:p>
              </table:table-cell>
              <table:table-cell office:value-type="float" office:value="0.909006607163555">
                <text:p>0.909006607163555</text:p>
              </table:table-cell>
              <table:table-cell office:value-type="float" office:value="0.9177120637984">
                <text:p>0.9177120637984</text:p>
              </table:table-cell>
              <table:table-cell office:value-type="float" office:value="0.684919544327643">
                <text:p>0.684919544327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.0159120828802">
                <text:p>1.0159120828802</text:p>
              </table:table-cell>
              <table:table-cell office:value-type="float" office:value="0.909738595592004">
                <text:p>0.909738595592004</text:p>
              </table:table-cell>
              <table:table-cell office:value-type="float" office:value="0.917251227004599">
                <text:p>0.917251227004599</text:p>
              </table:table-cell>
              <table:table-cell office:value-type="float" office:value="0.831993535824539">
                <text:p>0.831993535824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01962395972465">
                <text:p>1.01962395972465</text:p>
              </table:table-cell>
              <table:table-cell office:value-type="float" office:value="0.856610157787521">
                <text:p>0.856610157787521</text:p>
              </table:table-cell>
              <table:table-cell office:value-type="float" office:value="0.882590751877127">
                <text:p>0.882590751877127</text:p>
              </table:table-cell>
              <table:table-cell office:value-type="float" office:value="0.741323368385852">
                <text:p>0.741323368385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1.02172645617359">
                <text:p>1.02172645617359</text:p>
              </table:table-cell>
              <table:table-cell office:value-type="float" office:value="0.868581031371728">
                <text:p>0.868581031371728</text:p>
              </table:table-cell>
              <table:table-cell office:value-type="float" office:value="0.939125268893159">
                <text:p>0.939125268893159</text:p>
              </table:table-cell>
              <table:table-cell office:value-type="float" office:value="0.769509132482472">
                <text:p>0.769509132482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1.02054320031785">
                <text:p>1.02054320031785</text:p>
              </table:table-cell>
              <table:table-cell office:value-type="float" office:value="0.925135294878189">
                <text:p>0.925135294878189</text:p>
              </table:table-cell>
              <table:table-cell office:value-type="float" office:value="0.928293459397718">
                <text:p>0.928293459397718</text:p>
              </table:table-cell>
              <table:table-cell office:value-type="float" office:value="0.781267440371534">
                <text:p>0.781267440371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.00545805308344">
                <text:p>1.00545805308344</text:p>
              </table:table-cell>
              <table:table-cell office:value-type="float" office:value="0.953877846790888">
                <text:p>0.953877846790888</text:p>
              </table:table-cell>
              <table:table-cell office:value-type="float" office:value="0.916813745242011">
                <text:p>0.916813745242011</text:p>
              </table:table-cell>
              <table:table-cell office:value-type="float" office:value="0.740832818821709">
                <text:p>0.740832818821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1.00860743764026">
                <text:p>1.00860743764026</text:p>
              </table:table-cell>
              <table:table-cell office:value-type="float" office:value="1.01361200405647">
                <text:p>1.01361200405647</text:p>
              </table:table-cell>
              <table:table-cell office:value-type="float" office:value="0.615472353346043">
                <text:p>0.615472353346043</text:p>
              </table:table-cell>
              <table:table-cell office:value-type="float" office:value="0.129634907117289">
                <text:p>0.129634907117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2000" chart:interval-major="2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661cm" svg:height="11.068cm" xlink:href=".." xlink:type="simple" chart:class="chart:scatter" chart:style-name="ch1">
        <chart:title svg:x="5.725cm" svg:y="0.357cm" chart:style-name="ch2">
          <text:p>Acceleration metric for the 4 approaches</text:p>
        </chart:title>
        <chart:subtitle svg:x="7.815cm" svg:y="1.357cm" chart:style-name="ch3">
          <text:p>Perfect magic squares</text:p>
        </chart:subtitle>
        <chart:legend chart:legend-position="end" svg:x="17.1cm" svg:y="4.488cm" style:legend-expansion="high" chart:style-name="ch4"/>
        <chart:plot-area chart:style-name="ch5" table:cell-range-address="pacceleration.K11:pacceleration.O19" chart:data-source-has-labels="row" svg:x="1.404cm" svg:y="2.261cm" svg:width="15.303cm" svg:height="7.605cm">
          <chartooo:coordinate-region svg:x="2.131cm" svg:y="2.46cm" svg:width="14.111cm" svg:height="6.759cm"/>
          <chart:axis chart:dimension="x" chart:name="primary-x" chart:style-name="ch6">
            <chart:title svg:x="8.138cm" svg:y="10.087cm" chart:style-name="ch7">
              <text:p>Square size</text:p>
            </chart:title>
          </chart:axis>
          <chart:axis chart:dimension="y" chart:name="primary-y" chart:style-name="ch8">
            <chart:title svg:x="0.451cm" svg:y="7.02cm" chart:style-name="ch9">
              <text:p>Acceleration</text:p>
            </chart:title>
            <chart:grid chart:style-name="ch10" chart:class="major"/>
          </chart:axis>
          <chart:series chart:style-name="ch11" chart:values-cell-range-address="pacceleration.L11:pacceleration.L19" loext:label-string="pthread" chart:class="chart:scatter">
            <chart:domain table:cell-range-address="pacceleration.K11:pacceleration.K19"/>
            <chart:data-point chart:repeated="9"/>
          </chart:series>
          <chart:series chart:style-name="ch12" chart:values-cell-range-address="pacceleration.M11:pacceleration.M19" loext:label-string="openmp" chart:class="chart:scatter">
            <chart:data-point chart:repeated="9"/>
          </chart:series>
          <chart:series chart:style-name="ch13" chart:values-cell-range-address="pacceleration.N11:pacceleration.N19" loext:label-string="mpi" chart:class="chart:scatter">
            <chart:data-point chart:repeated="9"/>
          </chart:series>
          <chart:series chart:style-name="ch14" chart:values-cell-range-address="pacceleration.O11:pacceleration.O19" loext:label-string="hybrid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acceleration.K11:pacceleration.K19</svg:desc>
                </draw:g>
              </table:table-cell>
              <table:table-cell office:value-type="float" office:value="1.00310559006211">
                <text:p>1.00310559006211</text:p>
                <draw:g>
                  <svg:desc>pacceleration.L11:pacceleration.L19</svg:desc>
                </draw:g>
              </table:table-cell>
              <table:table-cell office:value-type="float" office:value="0.840052015604681">
                <text:p>0.840052015604681</text:p>
                <draw:g>
                  <svg:desc>pacceleration.M11:pacceleration.M19</svg:desc>
                </draw:g>
              </table:table-cell>
              <table:table-cell office:value-type="float" office:value="0.887884255851371">
                <text:p>0.887884255851371</text:p>
                <draw:g>
                  <svg:desc>pacceleration.N11:pacceleration.N19</svg:desc>
                </draw:g>
              </table:table-cell>
              <table:table-cell office:value-type="float" office:value="0.224901416046634">
                <text:p>0.224901416046634</text:p>
                <draw:g>
                  <svg:desc>pacceleration.O11:pacceleration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.04258872651357">
                <text:p>1.04258872651357</text:p>
              </table:table-cell>
              <table:table-cell office:value-type="float" office:value="0.957805907172996">
                <text:p>0.957805907172996</text:p>
              </table:table-cell>
              <table:table-cell office:value-type="float" office:value="1.1459910964248">
                <text:p>1.1459910964248</text:p>
              </table:table-cell>
              <table:table-cell office:value-type="float" office:value="0.516973992177163">
                <text:p>0.516973992177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.05841388629041">
                <text:p>1.05841388629041</text:p>
              </table:table-cell>
              <table:table-cell office:value-type="float" office:value="0.959031832736862">
                <text:p>0.959031832736862</text:p>
              </table:table-cell>
              <table:table-cell office:value-type="float" office:value="0.956813047119508">
                <text:p>0.956813047119508</text:p>
              </table:table-cell>
              <table:table-cell office:value-type="float" office:value="0.686229999612124">
                <text:p>0.686229999612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.23664016272189">
                <text:p>1.23664016272189</text:p>
              </table:table-cell>
              <table:table-cell office:value-type="float" office:value="1.12493692178301">
                <text:p>1.12493692178301</text:p>
              </table:table-cell>
              <table:table-cell office:value-type="float" office:value="1.12341899492012">
                <text:p>1.12341899492012</text:p>
              </table:table-cell>
              <table:table-cell office:value-type="float" office:value="0.865631801346056">
                <text:p>0.865631801346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36507833533361">
                <text:p>1.36507833533361</text:p>
              </table:table-cell>
              <table:table-cell office:value-type="float" office:value="1.23261671841134">
                <text:p>1.23261671841134</text:p>
              </table:table-cell>
              <table:table-cell office:value-type="float" office:value="0.906250134563011">
                <text:p>0.906250134563011</text:p>
              </table:table-cell>
              <table:table-cell office:value-type="float" office:value="0.753654577402025">
                <text:p>0.753654577402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1.21292539360516">
                <text:p>1.21292539360516</text:p>
              </table:table-cell>
              <table:table-cell office:value-type="float" office:value="0.978414322840135">
                <text:p>0.978414322840135</text:p>
              </table:table-cell>
              <table:table-cell office:value-type="float" office:value="1.18830417057602">
                <text:p>1.18830417057602</text:p>
              </table:table-cell>
              <table:table-cell office:value-type="float" office:value="0.700171633619778">
                <text:p>0.700171633619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1.12696555372113">
                <text:p>1.12696555372113</text:p>
              </table:table-cell>
              <table:table-cell office:value-type="float" office:value="1.05780399000993">
                <text:p>1.05780399000993</text:p>
              </table:table-cell>
              <table:table-cell office:value-type="float" office:value="1.30298307968295">
                <text:p>1.30298307968295</text:p>
              </table:table-cell>
              <table:table-cell office:value-type="float" office:value="0.54193896408773">
                <text:p>0.54193896408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.01621450985034">
                <text:p>1.01621450985034</text:p>
              </table:table-cell>
              <table:table-cell office:value-type="float" office:value="0.925303839785045">
                <text:p>0.925303839785045</text:p>
              </table:table-cell>
              <table:table-cell office:value-type="float" office:value="1.18198404144395">
                <text:p>1.18198404144395</text:p>
              </table:table-cell>
              <table:table-cell office:value-type="float" office:value="0.915455092964372">
                <text:p>0.915455092964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1.0174420265578">
                <text:p>1.0174420265578</text:p>
              </table:table-cell>
              <table:table-cell office:value-type="float" office:value="1.0228336054417">
                <text:p>1.022833605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